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Andale Mono" svg:font-family="'Andale Mono'" style:font-pitch="fixed"/>
    <style:font-face style:name="Anonymous Pro" svg:font-family="'Anonymous Pr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intaxe" style:family="table">
      <style:table-properties style:width="17.013cm" fo:margin-left="0cm" table:align="left"/>
    </style:style>
    <style:style style:name="Sintaxe.A" style:family="table-column">
      <style:table-column-properties style:column-width="2.196cm"/>
    </style:style>
    <style:style style:name="Sintaxe.B" style:family="table-column">
      <style:table-column-properties style:column-width="2.699cm"/>
    </style:style>
    <style:style style:name="Sintaxe.C" style:family="table-column">
      <style:table-column-properties style:column-width="7.855cm"/>
    </style:style>
    <style:style style:name="Sintaxe.D" style:family="table-column">
      <style:table-column-properties style:column-width="4.263cm"/>
    </style:style>
    <style:style style:name="Sintaxe.A1" style:family="table-cell">
      <style:table-cell-properties fo:padding="0.097cm" fo:border-left="0.05pt solid #000000" fo:border-right="none" fo:border-top="0.05pt solid #000000" fo:border-bottom="0.05pt solid #000000"/>
    </style:style>
    <style:style style:name="Sintaxe.D1" style:family="table-cell">
      <style:table-cell-properties fo:padding="0.097cm" fo:border="0.05pt solid #000000"/>
    </style:style>
    <style:style style:name="Sintaxe.A2" style:family="table-cell">
      <style:table-cell-properties fo:padding="0.097cm" fo:border-left="0.05pt solid #000000" fo:border-right="none" fo:border-top="none" fo:border-bottom="0.05pt solid #000000"/>
    </style:style>
    <style:style style:name="Sintax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Cantarell" officeooo:rsid="0015fa1e" officeooo:paragraph-rsid="0015fa1e"/>
    </style:style>
    <style:style style:name="P2" style:family="paragraph" style:parent-style-name="Text_20_body">
      <style:paragraph-properties fo:text-align="justify" style:justify-single-word="false"/>
      <style:text-properties style:font-name="Cantarell" officeooo:rsid="0015fa1e" officeooo:paragraph-rsid="0015fa1e"/>
    </style:style>
    <style:style style:name="P3" style:family="paragraph" style:parent-style-name="Text_20_body">
      <style:paragraph-properties fo:text-align="justify" style:justify-single-word="false"/>
      <style:text-properties style:font-name="Cantarell" officeooo:rsid="0015fa1e" officeooo:paragraph-rsid="00198716"/>
    </style:style>
    <style:style style:name="P4" style:family="paragraph" style:parent-style-name="Text_20_body">
      <style:paragraph-properties fo:text-align="center" style:justify-single-word="false"/>
      <style:text-properties style:font-name="Cantarell" officeooo:rsid="0015fa1e" officeooo:paragraph-rsid="00198716"/>
    </style:style>
    <style:style style:name="P5" style:family="paragraph" style:parent-style-name="Text_20_body">
      <style:paragraph-properties fo:text-align="justify" style:justify-single-word="false"/>
      <style:text-properties style:font-name="Cantarell" officeooo:rsid="0034ca26" officeooo:paragraph-rsid="0034faa7"/>
    </style:style>
    <style:style style:name="P6" style:family="paragraph" style:parent-style-name="Text_20_body">
      <style:paragraph-properties fo:text-align="justify" style:justify-single-word="false"/>
      <style:text-properties style:font-name="Cantarell" officeooo:rsid="0037cf6c" officeooo:paragraph-rsid="0037cf6c"/>
    </style:style>
    <style:style style:name="P7" style:family="paragraph" style:parent-style-name="Text_20_body">
      <style:text-properties style:font-name="Cantarell" fo:font-weight="normal" officeooo:rsid="003d1bd0" officeooo:paragraph-rsid="003d1bd0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officeooo:paragraph-rsid="001d8a4b"/>
    </style:style>
    <style:style style:name="P9" style:family="paragraph" style:parent-style-name="Text_20_body">
      <style:text-properties style:font-name="Anonymous Pro" officeooo:paragraph-rsid="002235a7"/>
    </style:style>
    <style:style style:name="P10" style:family="paragraph" style:parent-style-name="Text_20_body">
      <style:text-properties style:font-name="Anonymous Pro" fo:font-weight="normal" officeooo:paragraph-rsid="002235a7" style:font-weight-asian="normal" style:font-weight-complex="normal"/>
    </style:style>
    <style:style style:name="P11" style:family="paragraph" style:parent-style-name="Text_20_body">
      <style:text-properties style:font-name="Anonymous Pro" fo:font-weight="normal" officeooo:rsid="003ad693" officeooo:paragraph-rsid="003ad693" style:font-weight-asian="normal" style:font-weight-complex="normal"/>
    </style:style>
    <style:style style:name="P12" style:family="paragraph" style:parent-style-name="Text_20_body">
      <style:text-properties style:font-name="Anonymous Pro" fo:font-weight="normal" officeooo:rsid="003ad693" officeooo:paragraph-rsid="003ae947" style:font-weight-asian="normal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Anonymous Pro" fo:font-weight="normal" officeooo:rsid="003ae947" officeooo:paragraph-rsid="003ae947" style:font-weight-asian="normal" style:font-weight-complex="normal"/>
    </style:style>
    <style:style style:name="P14" style:family="paragraph" style:parent-style-name="Text_20_body">
      <style:text-properties officeooo:paragraph-rsid="002235a7"/>
    </style:style>
    <style:style style:name="P15" style:family="paragraph" style:parent-style-name="Text_20_body">
      <style:text-properties officeooo:paragraph-rsid="00399713"/>
    </style:style>
    <style:style style:name="P16" style:family="paragraph" style:parent-style-name="Text_20_body">
      <style:text-properties officeooo:paragraph-rsid="003d1bd0"/>
    </style:style>
    <style:style style:name="P17" style:family="paragraph" style:parent-style-name="Title">
      <style:text-properties style:font-name="Cantarell" officeooo:rsid="0015fa1e" officeooo:paragraph-rsid="0015fa1e"/>
    </style:style>
    <style:style style:name="P18" style:family="paragraph" style:parent-style-name="Subtitle">
      <style:text-properties style:font-name="Cantarell" officeooo:rsid="0015fa1e" officeooo:paragraph-rsid="0015fa1e"/>
    </style:style>
    <style:style style:name="P19" style:family="paragraph" style:parent-style-name="Heading_20_1">
      <style:paragraph-properties fo:text-align="center" style:justify-single-word="false"/>
      <style:text-properties style:font-name="Cantarell" officeooo:rsid="001a8d37" officeooo:paragraph-rsid="001a8d37"/>
    </style:style>
    <style:style style:name="P20" style:family="paragraph" style:parent-style-name="Heading_20_1">
      <style:text-properties style:font-name="Cantarell" fo:font-weight="normal" officeooo:rsid="001d8a4b" officeooo:paragraph-rsid="001d8a4b" style:font-weight-asian="normal" style:font-weight-complex="normal"/>
    </style:style>
    <style:style style:name="P21" style:family="paragraph" style:parent-style-name="Heading_20_1">
      <style:text-properties officeooo:rsid="002235a7" officeooo:paragraph-rsid="002235a7"/>
    </style:style>
    <style:style style:name="P22" style:family="paragraph" style:parent-style-name="Heading_20_1">
      <style:text-properties officeooo:rsid="00399713" officeooo:paragraph-rsid="00399713"/>
    </style:style>
    <style:style style:name="P23" style:family="paragraph" style:parent-style-name="Heading_20_1">
      <style:text-properties officeooo:rsid="003ad693" officeooo:paragraph-rsid="003ad693"/>
    </style:style>
    <style:style style:name="P24" style:family="paragraph" style:parent-style-name="Heading_20_1">
      <style:text-properties officeooo:rsid="003ae947" officeooo:paragraph-rsid="003ae947"/>
    </style:style>
    <style:style style:name="P25" style:family="paragraph" style:parent-style-name="Heading_20_1">
      <style:text-properties officeooo:rsid="003d1bd0" officeooo:paragraph-rsid="003d1bd0"/>
    </style:style>
    <style:style style:name="P26" style:family="paragraph" style:parent-style-name="Heading_20_2">
      <style:text-properties officeooo:rsid="002235a7" officeooo:paragraph-rsid="002235a7"/>
    </style:style>
    <style:style style:name="P27" style:family="paragraph" style:parent-style-name="Table_20_Contents">
      <style:paragraph-properties fo:text-align="center" style:justify-single-word="false"/>
      <style:text-properties style:font-name="Cantarell" fo:font-weight="bold" officeooo:rsid="0017b516" officeooo:paragraph-rsid="0017b516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antarell" fo:font-size="11pt" officeooo:rsid="001ae1b5" officeooo:paragraph-rsid="001ae1b5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ntarell" fo:font-size="11pt" officeooo:rsid="001ae1b5" officeooo:paragraph-rsid="001ae1b5" style:font-size-asian="11pt" style:font-size-complex="11pt"/>
    </style:style>
    <style:style style:name="P30" style:family="paragraph" style:parent-style-name="Table_20_Contents">
      <style:paragraph-properties fo:text-align="justify" style:justify-single-word="false"/>
      <style:text-properties style:font-name="Cantarell" fo:font-size="11pt" officeooo:rsid="001f652b" officeooo:paragraph-rsid="001f652b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Cantarell" fo:font-size="11pt" officeooo:rsid="00205e32" officeooo:paragraph-rsid="00205e32" style:font-size-asian="11pt" style:font-size-complex="11pt"/>
    </style:style>
    <style:style style:name="P32" style:family="paragraph" style:parent-style-name="Table_20_Contents">
      <style:paragraph-properties fo:text-align="justify" style:justify-single-word="false"/>
      <style:text-properties style:font-name="Cantarell" fo:font-size="11pt" officeooo:rsid="00205e32" officeooo:paragraph-rsid="00205e32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Cantarell" fo:font-size="11pt" officeooo:rsid="0028bec9" officeooo:paragraph-rsid="0028bec9" style:font-size-asian="11pt" style:font-size-complex="11pt"/>
    </style:style>
    <style:style style:name="P34" style:family="paragraph" style:parent-style-name="Table_20_Contents">
      <style:paragraph-properties fo:text-align="justify" style:justify-single-word="false"/>
      <style:text-properties style:font-name="Cantarell" fo:font-size="11pt" officeooo:rsid="0028bec9" officeooo:paragraph-rsid="0028bec9" style:font-size-asian="11pt" style:font-size-complex="11pt"/>
    </style:style>
    <style:style style:name="P35" style:family="paragraph" style:parent-style-name="Table_20_Contents">
      <style:paragraph-properties fo:text-align="justify" style:justify-single-word="false"/>
      <style:text-properties style:font-name="Cantarell" fo:font-size="11pt" officeooo:rsid="002a480a" officeooo:paragraph-rsid="002a480a" style:font-size-asian="11pt" style:font-size-complex="11pt"/>
    </style:style>
    <style:style style:name="P36" style:family="paragraph" style:parent-style-name="Table_20_Contents">
      <style:paragraph-properties fo:text-align="justify" style:justify-single-word="false"/>
      <style:text-properties style:font-name="Cantarell" fo:font-size="11pt" officeooo:rsid="002aa6f1" officeooo:paragraph-rsid="002aa6f1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Cantarell" fo:font-size="11pt" officeooo:rsid="002ca623" officeooo:paragraph-rsid="002ca623" style:font-size-asian="11pt" style:font-size-complex="11pt"/>
    </style:style>
    <style:style style:name="P38" style:family="paragraph" style:parent-style-name="Table_20_Contents">
      <style:paragraph-properties fo:text-align="justify" style:justify-single-word="false"/>
      <style:text-properties style:font-name="Cantarell" fo:font-size="11pt" officeooo:rsid="002ca623" officeooo:paragraph-rsid="002ca623" style:font-size-asian="11pt" style:font-size-complex="11pt"/>
    </style:style>
    <style:style style:name="P39" style:family="paragraph" style:parent-style-name="Table_20_Contents">
      <style:paragraph-properties fo:text-align="justify" style:justify-single-word="false"/>
      <style:text-properties style:font-name="Cantarell" fo:font-size="11pt" officeooo:rsid="002de6da" officeooo:paragraph-rsid="002de6da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Cantarell" fo:font-size="11pt" officeooo:rsid="002de6da" officeooo:paragraph-rsid="002de6da" style:font-size-asian="11pt" style:font-size-complex="11pt"/>
    </style:style>
    <style:style style:name="P41" style:family="paragraph" style:parent-style-name="Table_20_Contents">
      <style:paragraph-properties fo:text-align="justify" style:justify-single-word="false"/>
      <style:text-properties style:font-name="Cantarell" fo:font-size="11pt" officeooo:rsid="002e249d" officeooo:paragraph-rsid="002e249d" style:font-size-asian="11pt" style:font-size-complex="11pt"/>
    </style:style>
    <style:style style:name="P42" style:family="paragraph" style:parent-style-name="Table_20_Contents">
      <style:paragraph-properties fo:text-align="justify" style:justify-single-word="false"/>
      <style:text-properties style:font-name="Cantarell" fo:font-size="11pt" officeooo:rsid="002e249d" officeooo:paragraph-rsid="002ebf84" style:font-size-asian="11pt" style:font-size-complex="11pt"/>
    </style:style>
    <style:style style:name="P43" style:family="paragraph" style:parent-style-name="Table_20_Contents">
      <style:paragraph-properties fo:text-align="justify" style:justify-single-word="false"/>
      <style:text-properties style:font-name="Cantarell" fo:font-size="11pt" officeooo:rsid="002e249d" officeooo:paragraph-rsid="0031c42f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Cantarell" fo:font-size="11pt" officeooo:rsid="00307a44" officeooo:paragraph-rsid="00307a44" style:font-size-asian="11pt" style:font-size-complex="11pt"/>
    </style:style>
    <style:style style:name="P45" style:family="paragraph" style:parent-style-name="Table_20_Contents">
      <style:paragraph-properties fo:text-align="justify" style:justify-single-word="false"/>
      <style:text-properties style:font-name="Cantarell" fo:font-size="11pt" officeooo:rsid="00323ebe" officeooo:paragraph-rsid="00323ebe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Cantarell" fo:font-size="11pt" fo:font-weight="normal" officeooo:rsid="00198716" officeooo:paragraph-rsid="00198716" style:font-size-asian="11pt" style:font-weight-asian="normal" style:font-size-complex="11pt" style:font-weight-complex="normal"/>
    </style:style>
    <style:style style:name="P47" style:family="paragraph" style:parent-style-name="Table_20_Contents">
      <style:paragraph-properties fo:text-align="justify" style:justify-single-word="false"/>
      <style:text-properties style:font-name="Anonymous Pro" fo:font-size="11pt" fo:font-weight="bold" officeooo:rsid="001ae1b5" officeooo:paragraph-rsid="001ae1b5" style:font-size-asian="11pt" style:font-weight-asian="bold" style:font-size-complex="11pt" style:font-weight-complex="bold"/>
    </style:style>
    <style:style style:name="P48" style:family="paragraph" style:parent-style-name="Table_20_Contents">
      <style:paragraph-properties fo:text-align="justify" style:justify-single-word="false"/>
      <style:text-properties style:font-name="Anonymous Pro" fo:font-size="11pt" fo:font-weight="bold" officeooo:rsid="001f652b" officeooo:paragraph-rsid="001f652b" style:font-size-asian="11pt" style:font-weight-asian="bold" style:font-size-complex="11pt" style:font-weight-complex="bold"/>
    </style:style>
    <style:style style:name="P49" style:family="paragraph" style:parent-style-name="Table_20_Contents">
      <style:paragraph-properties fo:text-align="justify" style:justify-single-word="false"/>
      <style:text-properties style:font-name="Anonymous Pro" fo:font-size="11pt" fo:font-weight="bold" officeooo:rsid="00205e32" officeooo:paragraph-rsid="00205e32" style:font-size-asian="11pt" style:font-weight-asian="bold" style:font-size-complex="11pt" style:font-weight-complex="bold"/>
    </style:style>
    <style:style style:name="P50" style:family="paragraph" style:parent-style-name="Table_20_Contents">
      <style:paragraph-properties fo:text-align="justify" style:justify-single-word="false"/>
      <style:text-properties style:font-name="Anonymous Pro" fo:font-size="11pt" fo:font-weight="bold" officeooo:rsid="00207662" officeooo:paragraph-rsid="00207662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text-align="justify" style:justify-single-word="false"/>
      <style:text-properties style:font-name="Anonymous Pro" fo:font-size="11pt" fo:font-weight="bold" officeooo:rsid="0028bec9" officeooo:paragraph-rsid="0028bec9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text-align="justify" style:justify-single-word="false"/>
      <style:text-properties style:font-name="Anonymous Pro" fo:font-size="11pt" fo:font-weight="bold" officeooo:rsid="002de6da" officeooo:paragraph-rsid="002de6da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text-align="justify" style:justify-single-word="false"/>
      <style:text-properties style:font-name="Anonymous Pro" fo:font-size="11pt" fo:font-weight="bold" officeooo:rsid="002e249d" officeooo:paragraph-rsid="002e249d" style:font-size-asian="11pt" style:font-weight-asian="bold" style:font-size-complex="11pt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style:font-name="Anonymous Pro" fo:font-size="11pt" fo:font-weight="bold" officeooo:rsid="0031425d" officeooo:paragraph-rsid="0031425d" style:font-size-asian="11pt" style:font-weight-asian="bold" style:font-size-complex="11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Anonymous Pro" fo:font-size="12pt" fo:font-weight="bold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Anonymous Pro" fo:font-size="12pt" fo:font-weight="bold" officeooo:rsid="00205e32" officeooo:paragraph-rsid="00205e32" style:font-size-asian="12pt" style:font-weight-asian="bold" style:font-size-complex="12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Anonymous Pro" fo:font-size="12pt" fo:font-weight="bold" officeooo:rsid="0028bec9" officeooo:paragraph-rsid="0028bec9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nonymous Pro" fo:font-size="12pt" fo:font-weight="bold" officeooo:rsid="002ca623" officeooo:paragraph-rsid="002ca623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Anonymous Pro" fo:font-size="12pt" fo:font-weight="bold" officeooo:rsid="002de6da" officeooo:paragraph-rsid="002de6da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nonymous Pro" fo:font-size="12pt" fo:font-weight="bold" officeooo:rsid="002e249d" officeooo:paragraph-rsid="002e249d" style:font-size-asian="12pt" style:font-weight-asian="bold" style:font-size-complex="12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Anonymous Pro" fo:font-size="12pt" fo:font-weight="bold" officeooo:rsid="002ebf84" officeooo:paragraph-rsid="002ebf84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Anonymous Pro" fo:font-size="12pt" fo:font-weight="bold" officeooo:rsid="00307a44" officeooo:paragraph-rsid="00307a44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d8a4b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officeooo:rsid="0017b516" style:font-style-asian="normal" style:font-style-complex="normal"/>
    </style:style>
    <style:style style:name="T6" style:family="text">
      <style:text-properties fo:font-style="normal" style:text-underline-style="none" officeooo:rsid="001cc607" style:font-style-asian="normal" style:font-style-complex="normal"/>
    </style:style>
    <style:style style:name="T7" style:family="text">
      <style:text-properties fo:font-style="normal" style:text-underline-style="none" officeooo:rsid="002235a7" style:font-style-asian="normal" style:font-style-complex="normal"/>
    </style:style>
    <style:style style:name="T8" style:family="text">
      <style:text-properties fo:font-style="normal" style:text-underline-style="none" officeooo:rsid="00340744" style:font-style-asian="normal" style:font-style-complex="normal"/>
    </style:style>
    <style:style style:name="T9" style:family="text">
      <style:text-properties fo:font-style="normal" style:text-underline-style="none" officeooo:rsid="003ae947" style:font-style-asian="normal" style:font-style-complex="normal"/>
    </style:style>
    <style:style style:name="T10" style:family="text">
      <style:text-properties fo:font-style="normal" style:text-underline-style="none" fo:font-weight="bold" officeooo:rsid="001cc607" style:font-style-asian="normal" style:font-weight-asian="bold" style:font-style-complex="normal" style:font-weight-complex="bold"/>
    </style:style>
    <style:style style:name="T11" style:family="text">
      <style:text-properties fo:font-style="normal" style:text-underline-style="none" fo:font-weight="bold" officeooo:rsid="001d8a4b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none" fo:font-weight="normal" officeooo:rsid="001cc607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1d8a4b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2235a7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ebf84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e27db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31c42f" style:font-style-asian="normal" style:font-weight-asian="normal" style:font-style-complex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323ebe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ebf84" style:font-weight-asian="normal" style:font-weight-complex="normal"/>
    </style:style>
    <style:style style:name="T25" style:family="text">
      <style:text-properties fo:font-weight="normal" officeooo:rsid="0031c42f" style:font-weight-asian="normal" style:font-weight-complex="normal"/>
    </style:style>
    <style:style style:name="T26" style:family="text">
      <style:text-properties fo:font-weight="normal" officeooo:rsid="00323ebe" style:font-weight-asian="normal" style:font-weight-complex="normal"/>
    </style:style>
    <style:style style:name="T27" style:family="text">
      <style:text-properties fo:font-weight="normal" officeooo:rsid="00336aab" style:font-weight-asian="normal" style:font-weight-complex="normal"/>
    </style:style>
    <style:style style:name="T28" style:family="text">
      <style:text-properties style:font-name="Cantarell" fo:font-style="normal" style:text-underline-style="none" style:font-style-asian="normal" style:font-style-complex="normal"/>
    </style:style>
    <style:style style:name="T29" style:family="text">
      <style:text-properties style:font-name="Cantarell" fo:font-style="normal" style:text-underline-style="none" officeooo:rsid="001d8a4b" style:font-style-asian="normal" style:font-style-complex="normal"/>
    </style:style>
    <style:style style:name="T30" style:family="text">
      <style:text-properties style:font-name="Cantarell" fo:font-style="normal" style:text-underline-style="none" officeooo:rsid="002235a7" style:font-style-asian="normal" style:font-style-complex="normal"/>
    </style:style>
    <style:style style:name="T31" style:family="text">
      <style:text-properties style:font-name="Cantarell" fo:font-style="normal" style:text-underline-style="none" officeooo:rsid="003ae947" style:font-style-asian="normal" style:font-style-complex="normal"/>
    </style:style>
    <style:style style:name="T32" style:family="text">
      <style:text-properties style:font-name="Cantarell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Cantarell" fo:font-style="normal" style:text-underline-style="none" fo:font-weight="normal" officeooo:rsid="001d8a4b" style:font-style-asian="normal" style:font-weight-asian="normal" style:font-style-complex="normal" style:font-weight-complex="normal"/>
    </style:style>
    <style:style style:name="T34" style:family="text">
      <style:text-properties style:font-name="Cantarell" fo:font-style="normal" style:text-underline-style="none" fo:font-weight="normal" officeooo:rsid="001f652b" style:font-style-asian="normal" style:font-weight-asian="normal" style:font-style-complex="normal" style:font-weight-complex="normal"/>
    </style:style>
    <style:style style:name="T35" style:family="text">
      <style:text-properties style:font-name="Cantarell" fo:font-style="normal" style:text-underline-style="none" fo:font-weight="normal" officeooo:rsid="002235a7" style:font-style-asian="normal" style:font-weight-asian="normal" style:font-style-complex="normal" style:font-weight-complex="normal"/>
    </style:style>
    <style:style style:name="T36" style:family="text">
      <style:text-properties style:font-name="Cantarell" fo:font-style="normal" style:text-underline-style="none" fo:font-weight="normal" officeooo:rsid="00399713" style:font-style-asian="normal" style:font-weight-asian="normal" style:font-style-complex="normal" style:font-weight-complex="normal"/>
    </style:style>
    <style:style style:name="T37" style:family="text">
      <style:text-properties style:font-name="Cantarell" fo:font-style="normal" style:text-underline-style="none" fo:font-weight="normal" officeooo:rsid="003d1bd0" style:font-style-asian="normal" style:font-weight-asian="normal" style:font-style-complex="normal" style:font-weight-complex="normal"/>
    </style:style>
    <style:style style:name="T38" style:family="text">
      <style:text-properties style:font-name="Cantarell" fo:font-style="normal" style:text-underline-style="none" fo:font-weight="normal" officeooo:rsid="003d46cc" style:font-style-asian="normal" style:font-weight-asian="normal" style:font-style-complex="normal" style:font-weight-complex="normal"/>
    </style:style>
    <style:style style:name="T39" style:family="text">
      <style:text-properties style:font-name="Cantarell" fo:font-style="normal" style:text-underline-style="none" fo:font-weight="bold" style:font-style-asian="normal" style:font-weight-asian="bold" style:font-style-complex="normal" style:font-weight-complex="bold"/>
    </style:style>
    <style:style style:name="T40" style:family="text">
      <style:text-properties style:font-name="Cantarell" fo:font-style="normal" style:text-underline-style="none" fo:font-weight="bold" officeooo:rsid="001d8a4b" style:font-style-asian="normal" style:font-weight-asian="bold" style:font-style-complex="normal" style:font-weight-complex="bold"/>
    </style:style>
    <style:style style:name="T41" style:family="text">
      <style:text-properties style:font-name="Cantarell" fo:font-style="normal" style:text-underline-style="none" fo:font-weight="bold" officeooo:rsid="002235a7" style:font-style-asian="normal" style:font-weight-asian="bold" style:font-style-complex="normal" style:font-weight-complex="bold"/>
    </style:style>
    <style:style style:name="T42" style:family="text">
      <style:text-properties style:font-name="Cantarell" fo:font-style="normal" style:text-underline-style="none" fo:font-weight="bold" officeooo:rsid="00399713" style:font-style-asian="normal" style:font-weight-asian="bold" style:font-style-complex="normal" style:font-weight-complex="bold"/>
    </style:style>
    <style:style style:name="T43" style:family="text">
      <style:text-properties style:font-name="Cantarell" fo:font-style="normal" style:text-underline-style="solid" style:text-underline-width="auto" style:text-underline-color="font-color" officeooo:rsid="001d8a4b" style:font-style-asian="normal" style:font-style-complex="normal"/>
    </style:style>
    <style:style style:name="T44" style:family="text">
      <style:text-properties style:font-name="Cantarell" fo:font-style="normal" style:text-underline-style="solid" style:text-underline-width="auto" style:text-underline-color="font-color" fo:font-weight="normal" officeooo:rsid="001d8a4b" style:font-style-asian="normal" style:font-weight-asian="normal" style:font-style-complex="normal" style:font-weight-complex="normal"/>
    </style:style>
    <style:style style:name="T45" style:family="text">
      <style:text-properties style:font-name="Cantarell" fo:font-style="normal" style:text-underline-style="solid" style:text-underline-width="auto" style:text-underline-color="font-color" fo:font-weight="normal" officeooo:rsid="002235a7" style:font-style-asian="normal" style:font-weight-asian="normal" style:font-style-complex="normal" style:font-weight-complex="normal"/>
    </style:style>
    <style:style style:name="T46" style:family="text">
      <style:text-properties style:font-name="Cantarell" fo:font-style="normal" style:text-underline-style="solid" style:text-underline-width="auto" style:text-underline-color="font-color" fo:font-weight="normal" officeooo:rsid="00399713" style:font-style-asian="normal" style:font-weight-asian="normal" style:font-style-complex="normal" style:font-weight-complex="normal"/>
    </style:style>
    <style:style style:name="T47" style:family="text">
      <style:text-properties style:font-name="Anonymous Pro" fo:font-style="normal" style:text-underline-style="none" fo:font-weight="normal" officeooo:rsid="002235a7" style:font-style-asian="normal" style:font-weight-asian="normal" style:font-style-complex="normal" style:font-weight-complex="normal"/>
    </style:style>
    <style:style style:name="T48" style:family="text">
      <style:text-properties style:font-name="Anonymous Pro" fo:font-style="normal" style:text-underline-style="none" fo:font-weight="normal" officeooo:rsid="0023ba7e" style:font-style-asian="normal" style:font-weight-asian="normal" style:font-style-complex="normal" style:font-weight-complex="normal"/>
    </style:style>
    <style:style style:name="T49" style:family="text">
      <style:text-properties style:font-name="Anonymous Pro" fo:font-style="normal" style:text-underline-style="none" fo:font-weight="normal" officeooo:rsid="00399713" style:font-style-asian="normal" style:font-weight-asian="normal" style:font-style-complex="normal" style:font-weight-complex="normal"/>
    </style:style>
    <style:style style:name="T50" style:family="text">
      <style:text-properties style:font-name="Anonymous Pro" fo:font-style="normal" style:text-underline-style="none" fo:font-weight="normal" officeooo:rsid="003ad693" style:font-style-asian="normal" style:font-weight-asian="normal" style:font-style-complex="normal" style:font-weight-complex="normal"/>
    </style:style>
    <style:style style:name="T51" style:family="text">
      <style:text-properties style:font-name="Anonymous Pro" fo:font-style="normal" style:text-underline-style="none" fo:font-weight="normal" officeooo:rsid="003d1bd0" style:font-style-asian="normal" style:font-weight-asian="normal" style:font-style-complex="normal" style:font-weight-complex="normal"/>
    </style:style>
    <style:style style:name="T52" style:family="text">
      <style:text-properties style:font-name="Anonymous Pro" fo:font-style="normal" style:text-underline-style="none" fo:font-weight="normal" officeooo:rsid="003d46cc" style:font-style-asian="normal" style:font-weight-asian="normal" style:font-style-complex="normal" style:font-weight-complex="normal"/>
    </style:style>
    <style:style style:name="T53" style:family="text">
      <style:text-properties style:font-name="Anonymous Pro" fo:font-style="normal" style:text-underline-style="none" fo:font-weight="bold" officeooo:rsid="0023ba7e" style:font-style-asian="normal" style:font-weight-asian="bold" style:font-style-complex="normal" style:font-weight-complex="bold"/>
    </style:style>
    <style:style style:name="T54" style:family="text">
      <style:text-properties style:font-name="Anonymous Pro" fo:font-style="normal" style:text-underline-style="none" fo:font-weight="bold" officeooo:rsid="002235a7" style:font-style-asian="normal" style:font-weight-asian="bold" style:font-style-complex="normal" style:font-weight-complex="bold"/>
    </style:style>
    <style:style style:name="T55" style:family="text">
      <style:text-properties style:font-name="Anonymous Pro" fo:font-style="normal" style:text-underline-style="none" fo:font-weight="bold" officeooo:rsid="003d1bd0" style:font-style-asian="normal" style:font-weight-asian="bold" style:font-style-complex="normal" style:font-weight-complex="bold"/>
    </style:style>
    <style:style style:name="T56" style:family="text">
      <style:text-properties style:font-name="Anonymous Pro" fo:font-style="normal" style:text-underline-style="none" style:font-style-asian="normal" style:font-style-complex="normal"/>
    </style:style>
    <style:style style:name="T57" style:family="text">
      <style:text-properties style:font-name="Anonymous Pro" fo:font-weight="bold" style:font-weight-asian="bold" style:font-weight-complex="bold"/>
    </style:style>
    <style:style style:name="T58" style:family="text">
      <style:text-properties officeooo:rsid="00207662"/>
    </style:style>
    <style:style style:name="T59" style:family="text">
      <style:text-properties fo:font-variant="normal" fo:text-transform="none" fo:color="#252525" style:font-name="Anonymous Pro" fo:font-size="10.5pt" fo:letter-spacing="normal" fo:font-style="normal" style:text-underline-style="none" fo:font-weight="normal" officeooo:rsid="002235a7" style:font-style-asian="normal" style:font-weight-asian="normal" style:font-style-complex="normal" style:font-weight-complex="normal"/>
    </style:style>
    <style:style style:name="T60" style:family="text">
      <style:text-properties fo:font-variant="normal" fo:text-transform="none" fo:color="#252525" style:font-name="Anonymous Pro" fo:font-size="12pt" fo:letter-spacing="normal" fo:font-style="normal" style:text-underline-style="none" fo:font-weight="normal" officeooo:rsid="002235a7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variant="normal" fo:text-transform="none" fo:color="#252525" style:font-name="Anonymous Pro" fo:font-size="12pt" fo:letter-spacing="normal" fo:font-style="normal" style:text-underline-style="none" fo:font-weight="normal" officeooo:rsid="0023ba7e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variant="normal" fo:text-transform="none" fo:color="#252525" style:font-name="Anonymous Pro" fo:font-size="12pt" fo:letter-spacing="normal" fo:font-style="normal" style:text-underline-style="none" fo:font-weight="normal" officeooo:rsid="0024a36e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variant="normal" fo:text-transform="none" fo:color="#252525" style:font-name="Cantarell" fo:font-size="12pt" fo:letter-spacing="normal" fo:font-style="normal" style:text-underline-style="none" fo:font-weight="normal" officeooo:rsid="002235a7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officeooo:rsid="002de6da"/>
    </style:style>
    <style:style style:name="T65" style:family="text">
      <style:text-properties officeooo:rsid="002e27db"/>
    </style:style>
    <style:style style:name="T66" style:family="text">
      <style:text-properties officeooo:rsid="002ebf84"/>
    </style:style>
    <style:style style:name="T67" style:family="text">
      <style:text-properties officeooo:rsid="00323ebe"/>
    </style:style>
    <style:style style:name="T68" style:family="text">
      <style:text-properties officeooo:rsid="003b61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Linguagem de programação Krauts</text:p>
      <text:p text:style-name="P18">Manual do Programador</text:p>
      <text:p text:style-name="P1"/>
      <text:p text:style-name="P2"><text:tab/>Krauts é uma linguagem de programação utilizando notação <text:span text:style-name="T3">polonesa</text:span><text:span text:style-name="T2"> e uma sintaxe similar a de linguagens de montagem (Assembly).</text:span></text:p>
      <text:p text:style-name="P2"><text:span text:style-name="T2"><text:tab/>Krauts é interpretada linha por linha; assim, o final de cada comando é reconhecido pelo caractere </text:span><text:span text:style-name="T15">fim-de-linha</text:span><text:span text:style-name="T4">, e não há como ter mais de um comando na mesma linha.</text:span></text:p>
      <text:p text:style-name="P3"><text:span text:style-name="T4"><text:tab/></text:span><text:span text:style-name="T6">Os comandos da linguagem Krauts são </text:span><text:span text:style-name="T10">case-insensitive</text:span><text:span text:style-name="T12">, ou seja, não diferenciam letras maiúsculas e minúsculas. </text:span><text:span text:style-name="T13">N</text:span><text:span text:style-name="T12">omes de variáveis e textos, </text:span><text:span text:style-name="T13">contudo, são </text:span><text:span text:style-name="T11">case-sensitive</text:span><text:span text:style-name="T13">.</text:span></text:p>
      <text:p text:style-name="P3"><text:span text:style-name="T13"/></text:p>
      <text:h text:style-name="P20" text:outline-level="1"><text:span text:style-name="T4">Por que notação polonesa?</text:span></text:h>
      <text:p text:style-name="P8"><text:span text:style-name="T29"><text:tab/>A maioria de nós está acostumado com a notação </text:span><text:span text:style-name="T43">infixa</text:span><text:span text:style-name="T29">, que segue o modelo </text:span><text:span text:style-name="T40">operando1 operador operando2</text:span><text:span text:style-name="T33">, ou A + B, por exemplo. Isto implica trabalhar com parênteses e prioridade de operadores para evitar expressões ambíguas.</text:span></text:p>
      <text:p text:style-name="P8"><text:span text:style-name="T33"><text:tab/>A notação polonesa, também conhecida como </text:span><text:span text:style-name="T44">notação prefixa</text:span><text:span text:style-name="T33">, segue o modelo </text:span><text:span text:style-name="T40">operador operando1 operando2</text:span><text:span text:style-name="T33">, ou + A B, </text:span><text:span text:style-name="T34">assim evitando a necessidade de parênteses ou prioridade de operadores para resolver expressões.</text:span></text:p>
      <text:p text:style-name="P8"><text:span text:style-name="T34"/></text:p>
      <text:h text:style-name="P26" text:outline-level="2"><text:span text:style-name="T34">E</text:span><text:span text:style-name="T32">xemplo</text:span></text:h>
      <text:p text:style-name="P14"><text:span text:style-name="T35"><text:tab/>Expressão em notação </text:span><text:span text:style-name="T45">infixa</text:span><text:span text:style-name="T35">:</text:span><text:span text:style-name="T47"> </text:span><text:span text:style-name="T48">var = </text:span><text:span text:style-name="T60">(5 − 6) × 7</text:span></text:p>
      <text:p text:style-name="P14"><text:span text:style-name="T35"><text:tab/>Expressão em notação </text:span><text:span text:style-name="T45">prefixa</text:span><text:span text:style-name="T35">:</text:span><text:span text:style-name="T47"> </text:span><text:span text:style-name="T53">= </text:span><text:span text:style-name="T48">var </text:span><text:span text:style-name="T47">* - 5 6 7</text:span></text:p>
      <text:p text:style-name="P14"><text:span text:style-name="T59"><text:tab/></text:span><text:span text:style-name="T63">Expressão em Krauts:</text:span><text:span text:style-name="T60"> </text:span><text:span text:style-name="T61">ATR </text:span><text:span text:style-name="T62">var</text:span><text:span text:style-name="T61"> </text:span><text:span text:style-name="T60">MUL SUB 5 6 7</text:span></text:p>
      <text:p text:style-name="P14"><text:span text:style-name="T60"/></text:p>
      <text:h text:style-name="P22" text:outline-level="1"><text:span text:style-name="T32">Execução do seu programa</text:span></text:h>
      <text:p text:style-name="P15"><text:span text:style-name="T35"><text:tab/></text:span><text:span text:style-name="T36">Crie um arquivo com a extensão “.krauts”.</text:span><text:span text:style-name="T35"> Exemplo: </text:span><text:span text:style-name="T36">abobrinha.krauts</text:span></text:p>
      <text:p text:style-name="P15"><text:span text:style-name="T36"><text:tab/>Execução:</text:span><text:span text:style-name="T49"> java -jar Krauts.jar /caminho/do/arquivo.krauts</text:span></text:p>
      <text:h text:style-name="P22" text:outline-level="1"><text:soft-page-break/><text:span text:style-name="T32">Declaração de variáveis</text:span></text:h>
      <text:p text:style-name="P15"><text:span text:style-name="T35"><text:tab/></text:span><text:span text:style-name="T36">Variáveis em Krauts são todas do tipo double, declaradas com </text:span><text:span text:style-name="T42">new</text:span><text:span text:style-name="T36">. Variáveis só recebem valores </text:span><text:span text:style-name="T46">depois</text:span><text:span text:style-name="T36"> de declaradas. Exemplo:</text:span></text:p>
      <text:p text:style-name="P15"><text:span text:style-name="T41"><text:tab/></text:span><text:span text:style-name="T49">new var </text:span><text:span text:style-name="T50">~ou ainda, NEW var</text:span></text:p>
      <text:h text:style-name="P21" text:outline-level="1"><text:span text:style-name="T34">C</text:span><text:span text:style-name="T32">omentários</text:span></text:h>
      <text:p text:style-name="P14"><text:span text:style-name="T35"><text:tab/>Comentários em Krauts são indicados pelo caractere “til” ( </text:span><text:span text:style-name="T54">~</text:span><text:span text:style-name="T41"> </text:span><text:span text:style-name="T35">). Exemplo:</text:span></text:p>
      <text:p text:style-name="P9"><text:span text:style-name="T14"><text:tab/>prt add 10 5 ~ Este é um comentário de linha</text:span></text:p>
      <text:p text:style-name="P10"><text:span text:style-name="T7"><text:tab/>~ O valor impresso pela linha acima foi 15</text:span></text:p>
      <text:p text:style-name="P10"><text:span text:style-name="T7"/></text:p>
      <text:h text:style-name="P23" text:outline-level="1"><text:span text:style-name="T32">Atribuição</text:span></text:h>
      <text:p text:style-name="P11"><text:span text:style-name="T30"><text:tab/></text:span><text:span text:style-name="T28">Conforme dito acima, Krauts utiliza notação polonesa (prefixa). Desta forma, a atribuição se dá da seguinte forma:</text:span></text:p>
      <text:p text:style-name="P11"><text:span text:style-name="T28"><text:tab/></text:span><text:span text:style-name="T4">ATR destino origem</text:span></text:p>
      <text:p text:style-name="P11"><text:span text:style-name="T28"><text:tab/>Onde </text:span><text:span text:style-name="T39">destino</text:span><text:span text:style-name="T28"> é uma variável previamente declarada e </text:span><text:span text:style-name="T39">origem </text:span><text:span text:style-name="T28">é uma expressão, uma variável ou uma constante. </text:span><text:span text:style-name="T31">Exemplo:</text:span></text:p>
      <text:p text:style-name="P12"><text:span text:style-name="T31"><text:tab/></text:span><text:span text:style-name="T9">ATR var 42</text:span></text:p>
      <text:h text:style-name="P25" text:outline-level="1"><text:span text:style-name="T32">Impressão</text:span></text:h>
      <text:p text:style-name="P16"><text:span text:style-name="T37"><text:tab/>O comando em Krauts para impressão de variáveis ou expressões é</text:span><text:span text:style-name="T51"> </text:span><text:span text:style-name="T55">prt</text:span><text:span text:style-name="T37">. </text:span><text:span text:style-name="T38">Vem seguido de uma variável, expressão ou constante. Exemplo:</text:span></text:p>
      <text:p text:style-name="P16"><text:span text:style-name="T38"><text:tab/></text:span><text:span text:style-name="T52">prt var ~ imprime 42.0</text:span></text:p>
      <text:p text:style-name="P16"><text:span text:style-name="T52"><text:tab/>prt sub var 32 ~ imprime 10.0</text:span></text:p>
      <text:h text:style-name="P24" text:outline-level="1"><text:span text:style-name="T32">Aritmética</text:span></text:h>
      <text:p text:style-name="P12"><text:span text:style-name="T30"><text:tab/></text:span><text:span text:style-name="T31">As seguintes palavras reservadas são operadores aritméticos:</text:span></text:p>
      <text:p text:style-name="P13"><text:span text:style-name="T4">add, sub, mul, div, mod</text:span></text:p>
      <text:p text:style-name="P7"><text:span text:style-name="T4"><text:tab/>Exemplos de operações aritméticas:</text:span></text:p>
      <text:p text:style-name="P7"><text:span text:style-name="T4"><text:tab/><text:tab/></text:span><text:span text:style-name="T56"> prt add oper1 oper2</text:span></text:p>
      <text:h text:style-name="P19" text:outline-level="1"><text:soft-page-break/><text:span text:style-name="T8">Resumo da s</text:span><text:span text:style-name="T4">intaxe Krauts</text:span></text:h>
      <text:p text:style-name="P4"><text:span text:style-name="T4">Segue </text:span><text:span text:style-name="T5">um resumo dos comandos da linguagem e suas respectivas sintaxes. </text:span></text:p>
      <table:table table:name="Sintaxe" table:style-name="Sintaxe">
        <table:table-column table:style-name="Sintaxe.A"/>
        <table:table-column table:style-name="Sintaxe.B"/>
        <table:table-column table:style-name="Sintaxe.C"/>
        <table:table-column table:style-name="Sintaxe.D"/>
        <table:table-row>
          <table:table-cell table:style-name="Sintaxe.A1" office:value-type="string">
            <text:p text:style-name="P27">Comando</text:p>
          </table:table-cell>
          <table:table-cell table:style-name="Sintaxe.A1" office:value-type="string">
            <text:p text:style-name="P27">Utiliza-se no início da linha?</text:p>
          </table:table-cell>
          <table:table-cell table:style-name="Sintaxe.A1" office:value-type="string">
            <text:p text:style-name="P27">Resumo</text:p>
          </table:table-cell>
          <table:table-cell table:style-name="Sintaxe.D1" office:value-type="string">
            <text:p text:style-name="P27">Sintaxe</text:p>
          </table:table-cell>
        </table:table-row>
        <table:table-row>
          <table:table-cell table:style-name="Sintaxe.A2" office:value-type="string">
            <text:p text:style-name="P59">new</text:p>
          </table:table-cell>
          <table:table-cell table:style-name="Sintaxe.A2" office:value-type="string">
            <text:p text:style-name="P46">Sim</text:p>
          </table:table-cell>
          <table:table-cell table:style-name="Sintaxe.A2" office:value-type="string">
            <text:p text:style-name="P29">Declara uma nova variável do tipo double.</text:p>
          </table:table-cell>
          <table:table-cell table:style-name="Sintaxe.D2" office:value-type="string">
            <text:p text:style-name="P47">NEW a</text:p>
            <text:p text:style-name="P47">new b</text:p>
          </table:table-cell>
        </table:table-row>
        <table:table-row>
          <table:table-cell table:style-name="Sintaxe.A2" office:value-type="string">
            <text:p text:style-name="P59">atr</text:p>
          </table:table-cell>
          <table:table-cell table:style-name="Sintaxe.A2" office:value-type="string">
            <text:p text:style-name="P28">Sim</text:p>
          </table:table-cell>
          <table:table-cell table:style-name="Sintaxe.A2" office:value-type="string">
            <text:p text:style-name="P30">Atribui à variável <text:span text:style-name="T21">dest</text:span><text:span text:style-name="T23"> o resultado da expressão </text:span><text:span text:style-name="T21">orig</text:span><text:span text:style-name="T23">.</text:span></text:p>
          </table:table-cell>
          <table:table-cell table:style-name="Sintaxe.D2" office:value-type="string">
            <text:p text:style-name="P48">ATR a ADD 2 2</text:p>
            <text:p text:style-name="P48">atr b a</text:p>
          </table:table-cell>
        </table:table-row>
        <table:table-row>
          <table:table-cell table:style-name="Sintaxe.A2" office:value-type="string">
            <text:p text:style-name="P56">prt</text:p>
          </table:table-cell>
          <table:table-cell table:style-name="Sintaxe.A2" office:value-type="string">
            <text:p text:style-name="P31">Sim</text:p>
          </table:table-cell>
          <table:table-cell table:style-name="Sintaxe.A2" office:value-type="string">
            <text:p text:style-name="P32">Imprime na saída padrão o resultado de uma expressão aritmética ou booleana, de acordo com o primeiro argumento passado.</text:p>
            <text:p text:style-name="P32">Caso <text:span text:style-name="T23">o primeiro argumento tenha como prefixo o caractere aspas duplas ( </text:span><text:span text:style-name="T57">“</text:span><text:span text:style-name="T23"> ), imprime todo o resto da linha como uma mensagem na tela.</text:span></text:p>
          </table:table-cell>
          <table:table-cell table:style-name="Sintaxe.D2" office:value-type="string">
            <text:p text:style-name="P49">prt “<text:span text:style-name="T58">Ola Mundo!</text:span></text:p>
            <text:p text:style-name="P50">prt MOD 10 3</text:p>
            <text:p text:style-name="P50">prt eq a b</text:p>
            <text:p text:style-name="P50">prt gt 10 5 ~True</text:p>
            <text:p text:style-name="P50"/>
          </table:table-cell>
        </table:table-row>
        <table:table-row>
          <table:table-cell table:style-name="Sintaxe.A2" office:value-type="string">
            <text:p text:style-name="P57">if</text:p>
          </table:table-cell>
          <table:table-cell table:style-name="Sintaxe.A2" office:value-type="string">
            <text:p text:style-name="P33">Sim</text:p>
          </table:table-cell>
          <table:table-cell table:style-name="Sintaxe.A2" office:value-type="string">
            <text:p text:style-name="P34">Controle de fluxo: se a expressão for verdadeira, executa o código das linhas que antecedem o comando <text:span text:style-name="T57">fi</text:span><text:span text:style-name="T23">.</text:span></text:p>
          </table:table-cell>
          <table:table-cell table:style-name="Sintaxe.D2" office:value-type="string">
            <text:p text:style-name="P51">if expr<text:span text:style-name="T68">essao</text:span></text:p>
          </table:table-cell>
        </table:table-row>
        <table:table-row>
          <table:table-cell table:style-name="Sintaxe.A2" office:value-type="string">
            <text:p text:style-name="P57">fi</text:p>
          </table:table-cell>
          <table:table-cell table:style-name="Sintaxe.A2" office:value-type="string">
            <text:p text:style-name="P33">Sim</text:p>
          </table:table-cell>
          <table:table-cell table:style-name="Sintaxe.A2" office:value-type="string">
            <text:p text:style-name="P35">Encerra o escopo do último comando <text:span text:style-name="T57">if</text:span><text:span text:style-name="T23">.</text:span></text:p>
          </table:table-cell>
          <table:table-cell table:style-name="Sintaxe.D2" office:value-type="string">
            <text:p text:style-name="P51">fi</text:p>
          </table:table-cell>
        </table:table-row>
        <table:table-row>
          <table:table-cell table:style-name="Sintaxe.A2" office:value-type="string">
            <text:p text:style-name="P57">while</text:p>
          </table:table-cell>
          <table:table-cell table:style-name="Sintaxe.A2" office:value-type="string">
            <text:p text:style-name="P33">Sim</text:p>
          </table:table-cell>
          <table:table-cell table:style-name="Sintaxe.A2" office:value-type="string">
            <text:p text:style-name="P35">Laço de repetição: executa o código das linhas que antecedem o comando <text:span text:style-name="T57">done</text:span><text:span text:style-name="T23"> enquanto a expressão for verdadeira.</text:span></text:p>
          </table:table-cell>
          <table:table-cell table:style-name="Sintaxe.D2" office:value-type="string">
            <text:p text:style-name="P51">while <text:span text:style-name="T68">expressao</text:span></text:p>
          </table:table-cell>
        </table:table-row>
        <table:table-row>
          <table:table-cell table:style-name="Sintaxe.A2" office:value-type="string">
            <text:p text:style-name="P57">done</text:p>
          </table:table-cell>
          <table:table-cell table:style-name="Sintaxe.A2" office:value-type="string">
            <text:p text:style-name="P33">Sim</text:p>
          </table:table-cell>
          <table:table-cell table:style-name="Sintaxe.A2" office:value-type="string">
            <text:p text:style-name="P36">Encerra o escopo do último comando <text:span text:style-name="T57">while</text:span><text:span text:style-name="T23">.</text:span></text:p>
          </table:table-cell>
          <table:table-cell table:style-name="Sintaxe.D2" office:value-type="string">
            <text:p text:style-name="P51">done</text:p>
          </table:table-cell>
        </table:table-row>
        <table:table-row>
          <table:table-cell table:style-name="Sintaxe.A2" office:value-type="string">
            <text:p text:style-name="P58">add</text:p>
          </table:table-cell>
          <table:table-cell table:style-name="Sintaxe.A2" office:value-type="string">
            <text:p text:style-name="P37"><text:span text:style-name="T64">N</text:span>ão</text:p>
          </table:table-cell>
          <table:table-cell table:style-name="Sintaxe.A2" office:value-type="string">
            <text:p text:style-name="P38">Retorna a soma do resultado de duas expressões.</text:p>
          </table:table-cell>
          <table:table-cell table:style-name="Sintaxe.D2" office:value-type="string">
            <text:p text:style-name="P52">ADD i 10</text:p>
            <text:p text:style-name="P52">add a b</text:p>
          </table:table-cell>
        </table:table-row>
        <table:table-row>
          <table:table-cell table:style-name="Sintaxe.A2" office:value-type="string">
            <text:p text:style-name="P59">sub</text:p>
          </table:table-cell>
          <table:table-cell table:style-name="Sintaxe.A2" office:value-type="string">
            <text:p text:style-name="P40">Não</text:p>
          </table:table-cell>
          <table:table-cell table:style-name="Sintaxe.A2" office:value-type="string">
            <text:p text:style-name="P39">Retorna a subtração do resultado de duas expressões.</text:p>
          </table:table-cell>
          <table:table-cell table:style-name="Sintaxe.D2" office:value-type="string">
            <text:p text:style-name="P52">sub op1 op2</text:p>
          </table:table-cell>
        </table:table-row>
        <table:table-row>
          <table:table-cell table:style-name="Sintaxe.A2" office:value-type="string">
            <text:p text:style-name="P59">mul</text:p>
          </table:table-cell>
          <table:table-cell table:style-name="Sintaxe.A2" office:value-type="string">
            <text:p text:style-name="P40">Não</text:p>
          </table:table-cell>
          <table:table-cell table:style-name="Sintaxe.A2" office:value-type="string">
            <text:p text:style-name="P39">Retorna o produto do resultado de duas expressões.</text:p>
          </table:table-cell>
          <table:table-cell table:style-name="Sintaxe.D2" office:value-type="string">
            <text:p text:style-name="P52">mul op1 op2</text:p>
          </table:table-cell>
        </table:table-row>
        <table:table-row>
          <table:table-cell table:style-name="Sintaxe.A2" office:value-type="string">
            <text:p text:style-name="P59">div</text:p>
          </table:table-cell>
          <table:table-cell table:style-name="Sintaxe.A2" office:value-type="string">
            <text:p text:style-name="P40">Não</text:p>
          </table:table-cell>
          <table:table-cell table:style-name="Sintaxe.A2" office:value-type="string">
            <text:p text:style-name="P39">Retorna o quociente da divisão do resultado de duas expressões. Programa encerra em erro caso <text:span text:style-name="T21">op2</text:span><text:span text:style-name="T23"> seja equivalente a zero.</text:span></text:p>
          </table:table-cell>
          <table:table-cell table:style-name="Sintaxe.D2" office:value-type="string">
            <text:p text:style-name="P52">div op1 op2</text:p>
          </table:table-cell>
        </table:table-row>
        <table:table-row>
          <table:table-cell table:style-name="Sintaxe.A2" office:value-type="string">
            <text:p text:style-name="P59">mod</text:p>
          </table:table-cell>
          <table:table-cell table:style-name="Sintaxe.A2" office:value-type="string">
            <text:p text:style-name="P40">Não</text:p>
          </table:table-cell>
          <table:table-cell table:style-name="Sintaxe.A2" office:value-type="string">
            <text:p text:style-name="P39">Retorna o resto da divisão do <text:span text:style-name="T1">chão</text:span> do resultado de duas expressões. Programa encerra em erro caso <text:span text:style-name="T21">op2</text:span> seja equivalente a zero. </text:p>
          </table:table-cell>
          <table:table-cell table:style-name="Sintaxe.D2" office:value-type="string">
            <text:p text:style-name="P52">mod op1 op2</text:p>
          </table:table-cell>
        </table:table-row>
        <table:table-row>
          <table:table-cell table:style-name="Sintaxe.A2" office:value-type="string">
            <text:p text:style-name="P59">eq</text:p>
          </table:table-cell>
          <table:table-cell table:style-name="Sintaxe.A2" office:value-type="string">
            <text:p text:style-name="P40">Não</text:p>
          </table:table-cell>
          <table:table-cell table:style-name="Sintaxe.A2" office:value-type="string">
            <text:p text:style-name="P43"><text:span text:style-name="T17">Retorna </text:span><text:span text:style-name="T18">1</text:span><text:span text:style-name="T17"> se </text:span><text:span text:style-name="T16">op1</text:span><text:span text:style-name="T17"> é </text:span><text:span text:style-name="T20">igual a</text:span><text:span text:style-name="T17"> </text:span><text:span text:style-name="T16">op2</text:span><text:span text:style-name="T17">, </text:span><text:span text:style-name="T18">0 caso contrário</text:span><text:span text:style-name="T19"> </text:span></text:p>
          </table:table-cell>
          <table:table-cell table:style-name="Sintaxe.D2" office:value-type="string">
            <text:p text:style-name="P52">eq op1 op2</text:p>
            <text:p text:style-name="P52">if eq a b</text:p>
          </table:table-cell>
        </table:table-row>
        <table:table-row>
          <table:table-cell table:style-name="Sintaxe.A2" office:value-type="string">
            <text:p text:style-name="P59">lt</text:p>
          </table:table-cell>
          <table:table-cell table:style-name="Sintaxe.A2" office:value-type="string">
            <text:p text:style-name="P40">Não</text:p>
          </table:table-cell>
          <table:table-cell table:style-name="Sintaxe.A2" office:value-type="string">
            <text:p text:style-name="P41">Retorna <text:span text:style-name="T66">1</text:span> se <text:span text:style-name="T21">op1</text:span><text:span text:style-name="T23"> é menor que </text:span><text:span text:style-name="T21">op2</text:span><text:span text:style-name="T23">, </text:span><text:span text:style-name="T24">0 caso contrário</text:span></text:p>
          </table:table-cell>
          <table:table-cell table:style-name="Sintaxe.D2" office:value-type="string">
            <text:p text:style-name="P53">lt op1 op2</text:p>
            <text:p text:style-name="P53">lt 10 8 ~ falso</text:p>
            <text:p text:style-name="P53">lt 20 30 ~ verd.</text:p>
          </table:table-cell>
        </table:table-row>
        <text:soft-page-break/>
        <table:table-row>
          <table:table-cell table:style-name="Sintaxe.A2" office:value-type="string">
            <text:p text:style-name="P60">gt</text:p>
          </table:table-cell>
          <table:table-cell table:style-name="Sintaxe.A2" office:value-type="string">
            <text:p text:style-name="P40">Não</text:p>
          </table:table-cell>
          <table:table-cell table:style-name="Sintaxe.A2" office:value-type="string">
            <text:p text:style-name="P42">Retorna <text:span text:style-name="T66">1</text:span> se <text:span text:style-name="T21">op1</text:span><text:span text:style-name="T23"> é m</text:span><text:span text:style-name="T24">aio</text:span><text:span text:style-name="T23">r que </text:span><text:span text:style-name="T21">op2</text:span><text:span text:style-name="T23">, </text:span><text:span text:style-name="T24">0 caso contrário</text:span><text:span text:style-name="T65"> </text:span></text:p>
          </table:table-cell>
          <table:table-cell table:style-name="Sintaxe.D2" office:value-type="string">
            <text:p text:style-name="P54">gt op1 op2</text:p>
          </table:table-cell>
        </table:table-row>
        <table:table-row>
          <table:table-cell table:style-name="Sintaxe.A2" office:value-type="string">
            <text:p text:style-name="P61">leq</text:p>
          </table:table-cell>
          <table:table-cell table:style-name="Sintaxe.A2" office:value-type="string">
            <text:p text:style-name="P40">Não</text:p>
          </table:table-cell>
          <table:table-cell table:style-name="Sintaxe.A2" office:value-type="string">
            <text:p text:style-name="P43">Retorna <text:span text:style-name="T66">1</text:span> se <text:span text:style-name="T21">op1</text:span><text:span text:style-name="T23"> é </text:span><text:span text:style-name="T26">no máximo</text:span><text:span text:style-name="T23"> </text:span><text:span text:style-name="T21">op2</text:span><text:span text:style-name="T23">, </text:span><text:span text:style-name="T24">0 caso contrário</text:span><text:span text:style-name="T65"> </text:span></text:p>
          </table:table-cell>
          <table:table-cell table:style-name="Sintaxe.D2" office:value-type="string">
            <text:p text:style-name="P54">leq op1 op2</text:p>
          </table:table-cell>
        </table:table-row>
        <table:table-row>
          <table:table-cell table:style-name="Sintaxe.A2" office:value-type="string">
            <text:p text:style-name="P61">geq</text:p>
          </table:table-cell>
          <table:table-cell table:style-name="Sintaxe.A2" office:value-type="string">
            <text:p text:style-name="P40">Não</text:p>
          </table:table-cell>
          <table:table-cell table:style-name="Sintaxe.A2" office:value-type="string">
            <text:p text:style-name="P43">Retorna <text:span text:style-name="T66">1</text:span> se <text:span text:style-name="T21">op1</text:span><text:span text:style-name="T23"> é </text:span><text:span text:style-name="T25">no mínimo</text:span><text:span text:style-name="T23"> </text:span><text:span text:style-name="T21">op2</text:span><text:span text:style-name="T23">, </text:span><text:span text:style-name="T24">0 caso contrário</text:span><text:span text:style-name="T65"> </text:span></text:p>
          </table:table-cell>
          <table:table-cell table:style-name="Sintaxe.D2" office:value-type="string">
            <text:p text:style-name="P54">geq op1 op2</text:p>
          </table:table-cell>
        </table:table-row>
        <table:table-row>
          <table:table-cell table:style-name="Sintaxe.A2" office:value-type="string">
            <text:p text:style-name="P61">neq</text:p>
          </table:table-cell>
          <table:table-cell table:style-name="Sintaxe.A2" office:value-type="string">
            <text:p text:style-name="P40">Não</text:p>
          </table:table-cell>
          <table:table-cell table:style-name="Sintaxe.A2" office:value-type="string">
            <text:p text:style-name="P43">Retorna <text:span text:style-name="T66">1</text:span> se <text:span text:style-name="T21">op1</text:span><text:span text:style-name="T23"> é </text:span><text:span text:style-name="T26">diferente de</text:span><text:span text:style-name="T23"> </text:span><text:span text:style-name="T21">op2</text:span><text:span text:style-name="T23">, </text:span><text:span text:style-name="T24">0 caso contrário</text:span><text:span text:style-name="T65"> </text:span></text:p>
          </table:table-cell>
          <table:table-cell table:style-name="Sintaxe.D2" office:value-type="string">
            <text:p text:style-name="P54">neq op1 op2</text:p>
          </table:table-cell>
        </table:table-row>
        <table:table-row>
          <table:table-cell table:style-name="Sintaxe.A2" office:value-type="string">
            <text:p text:style-name="P61">not</text:p>
          </table:table-cell>
          <table:table-cell table:style-name="Sintaxe.A2" office:value-type="string">
            <text:p text:style-name="P40">Não</text:p>
          </table:table-cell>
          <table:table-cell table:style-name="Sintaxe.A2" office:value-type="string">
            <text:p text:style-name="P45">Verifica o resultado da expressão e retorna-o, negado.</text:p>
          </table:table-cell>
          <table:table-cell table:style-name="Sintaxe.D2" office:value-type="string">
            <text:p text:style-name="P54">not <text:span text:style-name="T68">expressao</text:span></text:p>
          </table:table-cell>
        </table:table-row>
        <table:table-row>
          <table:table-cell table:style-name="Sintaxe.A2" office:value-type="string">
            <text:p text:style-name="P61">and</text:p>
          </table:table-cell>
          <table:table-cell table:style-name="Sintaxe.A2" office:value-type="string">
            <text:p text:style-name="P40">Não</text:p>
          </table:table-cell>
          <table:table-cell table:style-name="Sintaxe.A2" office:value-type="string">
            <text:p text:style-name="P43">Retorna <text:span text:style-name="T66">1</text:span> se <text:span text:style-name="T67">ambos </text:span><text:span text:style-name="T21">op1</text:span><text:span text:style-name="T23"> </text:span><text:span text:style-name="T26">e</text:span><text:span text:style-name="T23"> </text:span><text:span text:style-name="T21">op2</text:span><text:span text:style-name="T23"> </text:span><text:span text:style-name="T26">são diferentes de zero</text:span></text:p>
          </table:table-cell>
          <table:table-cell table:style-name="Sintaxe.D2" office:value-type="string">
            <text:p text:style-name="P54">and op1 op2</text:p>
          </table:table-cell>
        </table:table-row>
        <table:table-row>
          <table:table-cell table:style-name="Sintaxe.A2" office:value-type="string">
            <text:p text:style-name="P61">or</text:p>
            <text:p text:style-name="P55"/>
          </table:table-cell>
          <table:table-cell table:style-name="Sintaxe.A2" office:value-type="string">
            <text:p text:style-name="P40">Não</text:p>
          </table:table-cell>
          <table:table-cell table:style-name="Sintaxe.A2" office:value-type="string">
            <text:p text:style-name="P43">Retorna <text:span text:style-name="T66">1</text:span> se <text:span text:style-name="T67">pelo menos </text:span><text:span text:style-name="T21">op1</text:span><text:span text:style-name="T23"> </text:span><text:span text:style-name="T26">ou</text:span><text:span text:style-name="T23"> </text:span><text:span text:style-name="T21">op2</text:span><text:span text:style-name="T23"> </text:span><text:span text:style-name="T26">for diferente de zero</text:span><text:span text:style-name="T65"> </text:span></text:p>
          </table:table-cell>
          <table:table-cell table:style-name="Sintaxe.D2" office:value-type="string">
            <text:p text:style-name="P54">or op1 op2</text:p>
          </table:table-cell>
        </table:table-row>
        <table:table-row>
          <table:table-cell table:style-name="Sintaxe.A2" office:value-type="string">
            <text:p text:style-name="P62">xor</text:p>
          </table:table-cell>
          <table:table-cell table:style-name="Sintaxe.A2" office:value-type="string">
            <text:p text:style-name="P44">Não</text:p>
          </table:table-cell>
          <table:table-cell table:style-name="Sintaxe.A2" office:value-type="string">
            <text:p text:style-name="P43">Retorna <text:span text:style-name="T66">1</text:span> se <text:span text:style-name="T21">op1</text:span><text:span text:style-name="T23"> </text:span><text:span text:style-name="T26">for igual a zero e</text:span><text:span text:style-name="T23"> </text:span><text:span text:style-name="T21">op2</text:span><text:span text:style-name="T26"> diferente de zero</text:span></text:p>
          </table:table-cell>
          <table:table-cell table:style-name="Sintaxe.D2" office:value-type="string">
            <text:p text:style-name="P54">xor op1 op2</text:p>
          </table:table-cell>
        </table:table-row>
        <table:table-row>
          <table:table-cell table:style-name="Sintaxe.A2" office:value-type="string">
            <text:p text:style-name="P62">nand</text:p>
          </table:table-cell>
          <table:table-cell table:style-name="Sintaxe.A2" office:value-type="string">
            <text:p text:style-name="P44">Não</text:p>
          </table:table-cell>
          <table:table-cell table:style-name="Sintaxe.A2" office:value-type="string">
            <text:p text:style-name="P43">Retorna <text:span text:style-name="T66">1</text:span> se <text:span text:style-name="T67">pelo menos </text:span><text:span text:style-name="T21">op1</text:span><text:span text:style-name="T23"> </text:span><text:span text:style-name="T26">ou</text:span><text:span text:style-name="T23"> </text:span><text:span text:style-name="T21">op2</text:span><text:span text:style-name="T23"> </text:span><text:span text:style-name="T26">for igual a zero</text:span><text:span text:style-name="T65"> </text:span></text:p>
          </table:table-cell>
          <table:table-cell table:style-name="Sintaxe.D2" office:value-type="string">
            <text:p text:style-name="P54">nand op1 op2</text:p>
          </table:table-cell>
        </table:table-row>
        <table:table-row>
          <table:table-cell table:style-name="Sintaxe.A2" office:value-type="string">
            <text:p text:style-name="P62">nor</text:p>
          </table:table-cell>
          <table:table-cell table:style-name="Sintaxe.A2" office:value-type="string">
            <text:p text:style-name="P44">Não</text:p>
          </table:table-cell>
          <table:table-cell table:style-name="Sintaxe.A2" office:value-type="string">
            <text:p text:style-name="P43">Retorna <text:span text:style-name="T66">1</text:span> se <text:span text:style-name="T67">ambos</text:span> <text:span text:style-name="T21">op</text:span><text:span text:style-name="T22">1</text:span><text:span text:style-name="T26"> e</text:span><text:span text:style-name="T23"> </text:span><text:span text:style-name="T22">op2</text:span><text:span text:style-name="T26"> forem iguais a zero</text:span></text:p>
          </table:table-cell>
          <table:table-cell table:style-name="Sintaxe.D2" office:value-type="string">
            <text:p text:style-name="P54">nor op1 op2</text:p>
          </table:table-cell>
        </table:table-row>
        <table:table-row>
          <table:table-cell table:style-name="Sintaxe.A2" office:value-type="string">
            <text:p text:style-name="P62">xnor</text:p>
          </table:table-cell>
          <table:table-cell table:style-name="Sintaxe.A2" office:value-type="string">
            <text:p text:style-name="P44">Não</text:p>
          </table:table-cell>
          <table:table-cell table:style-name="Sintaxe.A2" office:value-type="string">
            <text:p text:style-name="P43">Retorna <text:span text:style-name="T66">1</text:span> se <text:span text:style-name="T21">op1</text:span><text:span text:style-name="T23"> </text:span><text:span text:style-name="T27">e</text:span><text:span text:style-name="T23"> </text:span><text:span text:style-name="T21">op2</text:span><text:span text:style-name="T24"> </text:span><text:span text:style-name="T27">forem ambos iguais ou diferentes de zero</text:span><text:span text:style-name="T65"> </text:span></text:p>
          </table:table-cell>
          <table:table-cell table:style-name="Sintaxe.D2" office:value-type="string">
            <text:p text:style-name="P54">xnor op1 op2</text:p>
          </table:table-cell>
        </table:table-row>
      </table:table>
      <text:p text:style-name="P2"/>
      <text:p text:style-name="P5"/>
      <text:p text:style-name="P6">Autores:</text:p>
      <text:p text:style-name="P6"><text:tab/>Leonardo Deliyannis Constantin – constantin ponto leo at gmail ponto com </text:p>
      <text:p text:style-name="P6"><text:tab/>Vitor Guilherme Forbrig – vitorforbrig at gmail ponto 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ans-serif" svg:font-family="sans-serif"/>
    <style:font-face style:name="Andale Mono" svg:font-family="'Andale Mono'" style:font-pitch="fixed"/>
    <style:font-face style:name="Anonymous Pro" svg:font-family="'Anonymous Pr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04:00:43.203220193</meta:creation-date>
    <meta:generator>LibreOffice/4.3.7.2$Linux_x86 LibreOffice_project/430$Build-2</meta:generator>
    <dc:date>2015-05-15T09:14:33.884031435</dc:date>
    <meta:editing-duration>PT2H41M59S</meta:editing-duration>
    <meta:editing-cycles>40</meta:editing-cycles>
    <meta:document-statistic meta:table-count="1" meta:image-count="0" meta:object-count="0" meta:page-count="4" meta:paragraph-count="155" meta:word-count="876" meta:character-count="4756" meta:non-whitespace-character-count="3993"/>
  </office:meta>
</office:document-meta>
</file>